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style:language-asian="zxx" style:country-asian="none" style:language-complex="zxx" style:country-complex="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break-before="page"/>
      <style:text-properties fo:language="en" fo:country="US"/>
    </style:style>
    <style:style style:name="P5" style:family="paragraph" style:parent-style-name="Heading_20_3">
      <style:text-properties fo:language="en" fo:country="US"/>
    </style:style>
    <style:style style:name="P6" style:family="paragraph" style:parent-style-name="Heading_20_1">
      <style:text-properties fo:language="en" fo:country="US"/>
    </style:style>
    <style:style style:name="P7" style:family="paragraph" style:parent-style-name="Heading_20_1" style:list-style-name="">
      <style:text-properties fo:language="en" fo:country="US"/>
    </style:style>
    <style:style style:name="P8" style:family="paragraph" style:parent-style-name="Heading_20_1">
      <style:paragraph-properties fo:break-before="page"/>
    </style:style>
    <style:style style:name="P9" style:family="paragraph" style:parent-style-name="Heading_20_1">
      <style:paragraph-properties fo:break-before="page"/>
      <style:text-properties fo:language="en" fo:country="US"/>
    </style:style>
    <style:style style:name="P10" style:family="paragraph" style:parent-style-name="Heading_20_2">
      <style:text-properties fo:language="en" fo:country="US"/>
    </style:style>
    <style:style style:name="T1"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
      <text:p text:style-name="P4"/>
      <text:h text:style-name="P9" text:outline-level="1">Abstract</text:h>
      <text:p text:style-name="P1">Distributed rendering is a rendering technique where multiple computers render parts of an image so they can be composed into a single, final one. This way, the computational cost on the side of the renderer is decreased since only a small viewport, compared to the final image, is rendered. Two popular graphics acceleration APIs are OpenGL and the relatively new Vulkan. In this dissertation, we develop a distrubuted rendering system using the two APIs in order to compare them in terms of efficiency. For this, we will incorporate a client-server model of communication where the clients render parts of the final image and the server constructs the final image using the clients' subparts. For the clients we will implement a deferred shading graphics engine and both the clients and the server will have the option to use OpenGL or Vulkan as the underlying technology. The results of the experiment will be the average frametimes for each scenario and will be compared with each other to determine if there is a correlation between the underlying API and the frametimes.</text:p>
      <text:h text:style-name="P9" text:outline-level="1">Preface</text:h>
      <text:p text:style-name="Text_20_body"><text:span text:style-name="T1">This dissertation will present a comparison analysis between two graphics acceleration APIs, namely OpenGL and Vulkan for their efficiency in a distributed environment. Additional tests will take place regarding the different resolutions, compression and number of clients.</text:span></text:p>
      <text:p text:style-name="Text_20_body"><text:span text:style-name="T1">The main milestones of the project are the following:</text:span></text:p>
      <text:list xml:id="list6023031771782533419" text:style-name="L1">
        <text:list-item>
          <text:p text:style-name="P2"><text:span text:style-name="T1">Literature review</text:span></text:p>
        </text:list-item>
        <text:list-item>
          <text:p text:style-name="P2"><text:span text:style-name="T1">Design a network communication scheme</text:span></text:p>
        </text:list-item>
        <text:list-item>
          <text:p text:style-name="P2"><text:span text:style-name="T1">Design an abstraction layer for the graphics engine</text:span></text:p>
        </text:list-item>
        <text:list-item>
          <text:p text:style-name="P2"><text:span text:style-name="T1">Implement the applications</text:span></text:p>
        </text:list-item>
        <text:list-item>
          <text:p text:style-name="P2"><text:span text:style-name="T1">Perform experiment</text:span></text:p>
        </text:list-item>
        <text:list-item>
          <text:p text:style-name="P2"><text:span text:style-name="T1">Analyse experiment results</text:span></text:p>
        </text:list-item>
      </text:list>
      <text:p text:style-name="Text_20_body"><text:span text:style-name="T1">The dissertation is organized in the the following sections:</text:span></text:p>
      <text:list xml:id="list8094037566177852029" text:style-name="L2">
        <text:list-item>
          <text:p text:style-name="P3"><text:span text:style-name="T1">Critical context</text:span></text:p>
        </text:list-item>
        <text:list-item>
          <text:p text:style-name="P3"><text:span text:style-name="T1">Methods</text:span></text:p>
        </text:list-item>
        <text:list-item>
          <text:p text:style-name="P3"><text:span text:style-name="T1">Evaluation</text:span></text:p>
        </text:list-item>
        <text:list-item>
          <text:p text:style-name="P3"><text:span text:style-name="T1">Conclusion</text:span></text:p>
        </text:list-item>
        <text:list-item>
          <text:p text:style-name="P3"><text:span text:style-name="T1">Further work</text:span></text:p>
        </text:list-item>
        <text:list-item>
          <text:p text:style-name="P3"><text:span text:style-name="T1">Bibliography</text:span></text:p>
        </text:list-item>
      </text:list>
      <text:h text:style-name="P8" text:outline-level="1"><text:span text:style-name="T1">Critical Context</text:span></text:h>
      <text:p text:style-name="Text_20_body"><text:span text:style-name="T1"/></text:p>
      <text:h text:style-name="P10" text:outline-level="2"><text:soft-page-break/>Deferred Shading</text:h>
      <text:h text:style-name="P10" text:outline-level="2">Distributed Rendering</text:h>
      <text:h text:style-name="P10" text:outline-level="2">Development framework</text:h>
      <text:h text:style-name="P5" text:outline-level="3">Programming language</text:h>
      <text:h text:style-name="P5" text:outline-level="3">Compiler</text:h>
      <text:h text:style-name="P5" text:outline-level="3">Code editor - Debugger tool</text:h>
      <text:h text:style-name="P5" text:outline-level="3">Version control</text:h>
      <text:h text:style-name="P5" text:outline-level="3">Project directory structure</text:h>
      <text:h text:style-name="P10" text:outline-level="2">Third party libraries</text:h>
      <text:h text:style-name="P5" text:outline-level="3">Asio</text:h>
      <text:h text:style-name="P5" text:outline-level="3">Assimp</text:h>
      <text:h text:style-name="P5" text:outline-level="3">Freeimage</text:h>
      <text:h text:style-name="P5" text:outline-level="3">Glm</text:h>
      <text:h text:style-name="P5" text:outline-level="3">Lz4</text:h>
      <text:h text:style-name="P6" text:outline-level="1"><text:s/>Methods</text:h>
      <text:h text:style-name="P10" text:outline-level="2">Requirements</text:h>
      <text:h text:style-name="P10" text:outline-level="2">Design</text:h>
      <text:h text:style-name="P5" text:outline-level="3">Network</text:h>
      <text:h text:style-name="P5" text:outline-level="3">Scene management</text:h>
      <text:h text:style-name="P5" text:outline-level="3">Render control</text:h>
      <text:h text:style-name="P10" text:outline-level="2">Implementation details</text:h>
      <text:h text:style-name="P5" text:outline-level="3"><text:soft-page-break/>OpenGL</text:h>
      <text:h text:style-name="P5" text:outline-level="3">Vulkan</text:h>
      <text:h text:style-name="P6" text:outline-level="1">Evaluation</text:h>
      <text:h text:style-name="P10" text:outline-level="2">Testing scenarios and results</text:h>
      <text:h text:style-name="P10" text:outline-level="2">Analysis – Results discussion</text:h>
      <text:h text:style-name="P6" text:outline-level="1">Conclusion</text:h>
      <text:h text:style-name="P6" text:outline-level="1">Further work</text:h>
      <text:h text:style-name="P6" text:outline-level="1">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in" fo:margin-bottom="0.0835in" fo:text-align="justify" style:justify-single-word="false" style:page-number="auto" fo:background-color="transparent" style:shadow="none">
        <style:tab-stops/>
        <style:background-image/>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3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6in" fo:margin-right="0in" fo:text-indent="0in" style:auto-text-indent="false">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7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50M3S</meta:editing-duration>
    <meta:editing-cycles>29</meta:editing-cycles>
    <meta:generator>OpenOffice/4.1.5$Win32 OpenOffice.org_project/415m1$Build-9789</meta:generator>
    <dc:date>2018-08-23T00:01:38.23</dc:date>
    <meta:document-statistic meta:table-count="0" meta:image-count="0" meta:object-count="0" meta:page-count="7" meta:paragraph-count="48" meta:word-count="364" meta:character-count="2321"/>
    <meta:user-defined meta:name="Info 1"/>
    <meta:user-defined meta:name="Info 2"/>
    <meta:user-defined meta:name="Info 3"/>
    <meta:user-defined meta:name="Info 4"/>
  </office:meta>
</office:document-meta>
</file>